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 style:language-asian="en" style:country-asian="GB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<draw:frame draw:style-name="a0" draw:name="Picture 1" text:anchor-type="as-char" svg:x="0in" svg:y="0in" svg:width="6.26806in" svg:height="8.9024in" style:rel-width="scale" style:rel-height="scale"><draw:image xlink:href="media/image1.png" xlink:type="simple" xlink:show="embed" xlink:actuate="onLoad"/><svg:title/><svg:desc>C:\Users\Mike\Desktop\FLOWER SHOW COVER.pn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ike</meta:initial-creator>
    <dc:creator>Mike</dc:creator>
    <meta:creation-date>2022-08-18T11:03:00Z</meta:creation-date>
    <dc:date>2022-08-18T11:03:00Z</dc:date>
    <meta:template xlink:href="Normal" xlink:type="simple"/>
    <meta:editing-cycles>1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